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99ed" officeooo:paragraph-rsid="001d99ed"/>
    </style:style>
    <style:style style:name="P2" style:family="paragraph" style:parent-style-name="Standard" style:list-style-name="L1">
      <style:text-properties officeooo:rsid="001d99ed" officeooo:paragraph-rsid="001d99ed"/>
    </style:style>
    <style:style style:name="P3" style:family="paragraph" style:parent-style-name="Table_20_Contents">
      <style:text-properties fo:color="#72bf44"/>
    </style:style>
    <style:style style:name="T1" style:family="text">
      <style:text-properties fo:color="#72bf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ef413d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d opcode for jump (address16)</text:h>
      <text:p text:style-name="P1"/>
      <text:p text:style-name="P1"><text:tab/>Hello, I’ve found a bad opcode generated by Atasm for jump (address16). I don’t know if it occurs always, but you can easily reproduce it assembling the attached source file.</text:p>
      <text:p text:style-name="P1"/>
      <text:list xml:id="list1006093672" text:style-name="L1">
        <text:list-item>
          <text:p text:style-name="P2">Expected :<text:tab/>$6C $20 $e0</text:p>
        </text:list-item>
        <text:list-item>
          <text:p text:style-name="P2">Got :<text:tab/><text:tab/>this 3 bytes are missing, </text:p>
        </text:list-item>
      </text:list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LABEL_07: RTS</text:p>
            <text:p text:style-name="Table_20_Contents"><text:s text:c="4"/>ADC ($5E,X)</text:p>
            <text:p text:style-name="Table_20_Contents"><text:s text:c="4"/>ADC $59</text:p>
            <text:p text:style-name="Table_20_Contents"><text:s text:c="4"/>ROR $A2</text:p>
            <text:p text:style-name="Table_20_Contents"><text:s text:c="4"/>PLA</text:p>
            <text:p text:style-name="Table_20_Contents"><text:s text:c="4"/>ADC #$48</text:p>
            <text:p text:style-name="Table_20_Contents"><text:s text:c="4"/><text:span text:style-name="T1">ROR A</text:span></text:p>
            <text:p text:style-name="Table_20_Contents"><text:s text:c="4"/><text:span text:style-name="T3">JMP ( $E120 )</text:span></text:p>
            <text:p text:style-name="Table_20_Contents"><text:s text:c="4"/><text:span text:style-name="T1">ADC $5334</text:span></text:p>
            <text:p text:style-name="Table_20_Contents"><text:s text:c="4"/>ROR $3D76</text:p>
          </table:table-cell>
          <table:table-cell table:style-name="Tableau1.B1" office:value-type="string">
            <text:p text:style-name="Table_20_Contents">0673 <text:s text:c="2"/>60 <text:s text:c="8"/>RTS</text:p>
            <text:p text:style-name="Table_20_Contents">0674 <text:s text:c="2"/>61 5E <text:s text:c="5"/>ADC ($5E,X)</text:p>
            <text:p text:style-name="Table_20_Contents">0676 <text:s text:c="2"/>65 59 <text:s text:c="5"/>ADC $59</text:p>
            <text:p text:style-name="Table_20_Contents">0678 <text:s text:c="2"/>66 A2 <text:s text:c="5"/>ROR $A2</text:p>
            <text:p text:style-name="Table_20_Contents">067A <text:s text:c="2"/>68 <text:s text:c="8"/>PLA</text:p>
            <text:p text:style-name="Table_20_Contents">067B <text:s text:c="2"/>69 48 <text:s text:c="5"/>ADC #$48</text:p>
            <text:p text:style-name="P3">067D <text:s text:c="2"/>6A <text:s text:c="8"/>ROR A</text:p>
            <text:p text:style-name="P3">067E <text:s text:c="2"/>6D 34 53 <text:s text:c="2"/>ADC $5334</text:p>
            <text:p text:style-name="Table_20_Contents">0681 <text:s text:c="2"/>6E 76 3D <text:s text:c="2"/>ROR $3D76</text:p>
            <text:p text:style-name="Table_20_Contents">0684 <text:s text:c="2"/>B0 FE <text:s text:c="5"/>BCS $068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5:45:44.668203911</meta:creation-date>
    <dc:date>2020-08-31T16:00:02.963138614</dc:date>
    <meta:editing-duration>PT4M8S</meta:editing-duration>
    <meta:editing-cycles>1</meta:editing-cycles>
    <meta:document-statistic meta:table-count="1" meta:image-count="0" meta:object-count="0" meta:page-count="1" meta:paragraph-count="24" meta:word-count="117" meta:character-count="635" meta:non-whitespace-character-count="432"/>
    <meta:generator>LibreOffice/6.0.7.3$Linux_X86_64 LibreOffice_project/00m0$Build-3</meta:generator>
  </office:meta>
</office:document-meta>
</file>